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phan, Nik, Jonas, Linda, Dommi</text:p>
      <text:p text:style-name="Standard"/>
      <text:p text:style-name="Standard">Ankunft auf Siedlungsstation, nach Angriff der Piraten sind sie dem Angebot der Dem. Allianz gefolgt u. Mit einem Frachter und zwei Gaitlingjägern geflohen. Nach kurzer Zeit haben Sie sich den Piraten angeschlossen u. Haben Kadimir Kennengelernt. Während des Fluges haben Sie im Frachter eine Kiste mit einem Artefakt der Gläubigen gefunden ( Alienartige Mumie). Aktuell Sind sie auf der Station von Kadimier u. Verhandeln deshalb. Pluspunkt da sie nach Verfolgung von zwei Piratenschiffen den einen am leben gelassen haben u. Ihn zu Kadimier gebracht haben. </text:p>
      <text:p text:style-name="Standard"/>
      <text:p text:style-name="Standard"/>
      <text:p text:style-name="Standard"/>
      <text:p text:style-name="Standard">Stephan Lucas Linda, Addi</text:p>
      <text:p text:style-name="Standard"/>
      <text:p text:style-name="Standard">Sie sind auf den Planeten Hella mit zwei Urwaldbiotoben wo tiere geräusche machen je nach Naturereignis. Diese Geräusche/Melodien haben Einfluss auf die Wirkweise der Pflanzen. Stephan hat einen Blauen Affen der je nach s´Stimmung musikgenere nachspielt.</text:p>
      <text:p text:style-name="Standard">Alle haben eine Plantage von Zait ausgeraubt und gut Weed bekommen, dabei unerkant zwei Schiffe mit Pilot getötet u. Eins als Beute mitgenommen(lackierung Zait u. Bekommen hats Stephan) Gregor Biotopforscher hat sie da durch geleitet, alle sind gut mit der Wirtin vorallen Linda u. Lukas wurde von addi in den Arsch gefickt. Zurück in bei der Wirtin hat ein Marc Smith Lukas entdeckt u. Offenbart das er Allianzspion war. Dieser ist entkommen. Sie konnten sich herausreden u. Davon überzeugen das Lukas kein Spion ist. </text:p>
      <text:p text:style-name="Standard"/>
      <text:p text:style-name="Standard">Jonas, Stephan, Lucas, Linda</text:p>
      <text:p text:style-name="Standard"/>
      <text:p text:style-name="Standard">Alle sind von dem Planeten Hella weiter zu Kadimirs Station geflogen. Bei Kadimir hat sich jeder mit Kampfanzügen eingedeckt u. Seine Haustiere aufgerüstet. Stephan sein Affe hat ein Exoskelett mit zwei <text:s/>Assasinklingen u. Einen Anschluss für pflanzliche Substanzen die die Stimmung direkt beeinflussen. Jonas hat sich eine Katze geholt die mit einer 50 %igen Chance Gesprochenes versteht. Zusätzlich hat die Katze einen Raumanzug der eine 90%uige Tarnung ermöglicht mit Umfeldüberwachung ( 5 Kameras mit Optischen Zoom+Wärmebild). Linda hat einen Papageine mit Robotterflügeln die sich schützend um den Papageien legen können. Der Forscher hat Jonas eine Fernsteuerungsmöglichkeit gebaut die Stephans Schiff steuern kann. Alle haben einen Auftrag angenommen von den Piraten lebensnotwendige Waren an die Gläubigen zu liefern. Nach diesem Auftrag haben alle einen weiteren verfolgt, indem der äußerste Planet erkundet werden soll. Für die Erkundung u. Detalierte Berichterstattung ( es soll nach den Artefaktgräbern u. Forschungsstationen gekukt werden) gibt es eine Belohnung von 30.000 Credits. Für die Artefaktbergung auf den Planeten gibt es zusätzlich 15.000 Credits. Auf den Weg dorthin sind Sie einen kleinen Alienschwarm begegnet. Am letzten Tempel wurden die Schiffe anschließend repariert u. Dort wurde ein Kampftraining erledigt u. Alle halten sich noch dort auf.</text:p>
      <text:p text:style-name="Standard"/>
      <text:p text:style-name="Standard">Ronja Jonas Stephan</text:p>
      <text:p text:style-name="Standard"/>
      <text:p text:style-name="Standard">Alle waren auf der Tempelstation, haben an einen Gottesdienst teilgenommen indem allle vorherigen negativen Vorfälle mit den Aliens vertuscht u. Auf technische Probleme verwiesen. Es haben sich alle zusammen einen Flugzeugträger gekauft u. Sind auf den äußersten Planeten geflogen. Dorft landeten sie auf der Forschungs u. Gräberstation, während ständig Alienschiffe die Station angreifen. ( Station hat zwei zweiergaitlings, zwei hangars, eine Forschungsstation, gänge dazwichen u. Eine Außgrabungsstation ) bei der Ausgrabungsstation haben Sie herausgefunden das in der Hohen Energiequelle eine Alien Blüte in einer Höle dahinter steckt. Das Artefakt besteht aus einen Stück der Technischen Hitze Wand welches Herausgetrennt wurde. Diese Wand umkreist in einen sicheren Abstand die Blüte. Stephans Affe kann mit der Blütze kommunizieren u. Die <text:soft-page-break/>Temperatur steuern. Ronja wurde ursprünglich wegen dem negativen Ansehen von den Gläubigen verhaftet u. Von Stephan u. Jonas diplomatisch befreit. Für einen Händlerrabatt wurde sie mit Gregor für eine Woche verkuppelt. Ziel ist es Gregor durch Substanzen glaubhaft zu machen er hätte diese Beziehung u. Sex. </text:p>
      <text:p text:style-name="Standard"/>
      <text:p text:style-name="Standard">Ronja Stephan Linus Müller Jonas</text:p>
      <text:p text:style-name="Standard"/>
      <text:p text:style-name="Standard">Der Auftrag wurde für die Gläubigen kompellt erfüllt. Sie sind von der Planeten Forschungs u. Artefakt Station geflohen mit Aliens in der Verfolgung. Alle Zivilisten konnten evakuiert werden und es wurde auf der Tempelstation ein riesen Fest gefeiert. Dabei hat Horst der Gläubiger Templer einen Alienboss präsentiert u. Den großen Schwarmbegleitenden Aufbruch bekanntgegeben. Alle seine Jünger sind mit ihm auf ein ZivilbasisAlienschiff gegangen. Bei Allen Templern herst eine solche Aufbruchsstimmung u. Die Aliens breiten sich aus. Nach dem Auftrag sind alle auf den Planeten Bumba (Ein Mineralplanet mit vielen <text:s/>Metallen usw... wenige Oasen versorgen die gut ausgebaute einzigste Stadt)(zwischen den Tempeln ) geflogen u. Dort einen Auftrag angenommen eine nahegelegende <text:s/>Oase mit "Bergbau" und Nahrungsporduktion zu überprüfen. Dort stiesen sie auf eine Horde Fresser mit einem Sempta Anführer. Den Semptaanführer haben sie erledigt u. Eingeladen, zurück auf Bumbas Airport erhielten sie 8000 Credits für den Auftrag u. Das Wohlwollen von Siam(Bumbas Stellvertreter). </text:p>
      <text:p text:style-name="Standard"/>
      <text:p text:style-name="Standard">Linus Nik Leona Linda Ronja</text:p>
      <text:p text:style-name="Standard"/>
      <text:p text:style-name="Standard">in der Bumbadischen Hauptstadt trafenalle <text:s/>auf die Psychologin Elvira, diese hate ein Psychegutachten erstell, wichtig für die Behandlung auf Bumba !. Nach der Behandlung besuchten Alle eine Arena um die treffsicherheit zu verbessern. Nach erfolgreichen Abschluss teilste sihc die gruppe auf. Linus u. Linda zu den Bumbadischen Schmieden u. Haben auch spezialmaterial Rüstungen gekauft. ( Sehr Agil u. Leicht ) In der Zwischenzeit vergüngten sich Nik u. Leona in einem Puff. Anschließend nahmen alle eine Kopfgeldauftrag und eine Transportmission an. Beides spielt als Ziel auf Salamanka. ( Zwischenstoß mit den Gläubigen Templer u. Aliens, haben sie angegeben den Templer Gregor(vormission) einen Auftrag zu erfüllen )Dort angekommen, war die Transportmission erfolgreich abgeschlossen. Auf der Piratenstation gingen sie zu ihren Opfer Gustav einen Waffen u. Drogenhändler. Leona wurde als kumpel eingeschleußt u. Sie wurde zum Essen u. Waffenanschauen eingeladen. Linus u. Nik stürmten während des Essens Gustav Zuhause. Gustav u. Seine Frau wurden entführt. Auf dem Weg zum Schiff kamen sie mit befreundeten Kunden in einen Kampf den die Freunde nicht überlebt haben. Am Schiff angekomen soll Jonas die Triebwerke starten. </text:p>
      <text:p text:style-name="Standard"/>
      <text:p text:style-name="Standard"/>
      <text:p text:style-name="Standard">Linda<text:tab/>Ronja<text:tab/>Jonas<text:tab/>Stephan</text:p>
      <text:p text:style-name="Standard"/>
      <text:p text:style-name="Standard">Der Entführungsauftrag ist geglückt. Gustav und seine Frau wurden auf Bumba in einer Taverne von Zaits Staffelführer entegengenommen. Weiter wurde in der Taverne die Gruppe von einen Allianzspion festgesetzt....das Angebot: Neue dem. Allianzpässen für die Gruppe und Aktenlöschung wenn Sie helfen Beweise und Filmmaterial von Aliens für den dem. Militärrat zu sammeln( Für diese Mission begleitet der Spion und Bumbanische Techniker mit einen großkampfschiff Typ2 die Gruppe). Dieses Angebot wurde angenommen. Im Orbit von Scarpula kam es zu einen Gefecht zwischen der Gruppe und einem Alienflugzeugträger, dieser wurde besiegt und zwei der hinteren Triebwerke für das "Abschleppen" in gang gesetzt. Nächsten Ziel ist Tedor und der Militärrat. (der Spion war vom Vorspiel auf Bumba, welcher auf Lucas gestoßen ist und ihn ein paar seiner damaligen Spionerinnerungen zurückgegeben hat. Nach dem Lucas sich von der Gruppe entfernt hat, gab dieser auch seinen ehemaligen Spionkollegen den Tip seine Gruppe anzuheuern, dies wissen sie noch nicht. )</text:p>
      <text:p text:style-name="Standard"><text:soft-page-break/>Zur Info: der Flugzeugträger muss aktuell von einen Jäger überbrückt werden um diesen zu steuern. Die Antrieben vom Alienschiff werden auch von einen Mischjäger gesteuert, die Spieler haben es geschafft einen Reaktor wieder mit Blume, Substrat und Stephans Affen zu betreiben.</text:p>
      <text:list xml:id="list4162182663176725175" text:style-name="L1">
        <text:list-item>
          <text:p text:style-name="P2">Flüchtlingswelle von Gläubigen die sich nicht anschließen wollten</text:p>
        </text:list-item>
      </text:list>
      <text:p text:style-name="Standard"/>
      <text:p text:style-name="Standard"/>
      <text:p text:style-name="Standard">Robin, Linus Nik Linda Stephan</text:p>
      <text:p text:style-name="Standard"/>
      <text:p text:style-name="Standard">Auf dem Weg nach Tedor stoßen sie auf Robin, der ein Flüchtlingsschiff flog, das von Fressern verfolgt wurde. Robin wurde aufgenommen und ist beim Landeversuch in das Alienraumschiff gecrasht. Die Flüchtling wurden aufgenommen, bei der Versorgung der Flüchtlinge sind 3 von ihnen kollabiert und starben, nachdem sie eine blaue Masse ausgekotzt haben, welche ein dünnes Metallgeflecht enthielt. Auf dem Weitern Weg wollten sie die Flüchtlinge auf einer Station versorgen. Diese lehnte sie aber aufgrund von Überfüllung ab.(Durch Flüchtlingswelle) Nachdem sie Tedor erreicht haben werden sie vom Militärrat empfangen und berichten von ihren Erkenntnissen. Nik verrät die geheime Mission bevor sie offiziell bekannt gemacht wird.</text:p>
      <text:p text:style-name="Standard">Die Politiker waren aufgebracht, doch der General Zarazar entschäfte die Situation mit Videobeweisen und einem Alien-Hologramm. Nach kurzer Beratung wird ein öffentliches Statement verfasst. </text:p>
      <text:p text:style-name="Standard"/>
      <text:p text:style-name="P1">"Wir haben es mit einer unbekannten Bedrohung zu tun. Allerdings ist unser Militär vor Ort und hat die Lage im Griff. Für die Bevölkerung besteht keine Gefahr und die Flüchtlinge können wir bald mit Unterstützung aus der Heimat versorgen. Eure Allianz, seit Anfang für euch zur Stelle." </text:p>
      <text:p text:style-name="Standard"/>
      <text:p text:style-name="Standard">Nach dem Militärrat und dem Statement gingen alle mit Keygor und dem bumbanischen Techniker Albrecht in eine Bar. Dort haben sie einen Schnaps mit Crystal getrunken. Dieser hat extreme Stimmungsrauschschwankungen hervorgerufen, was zur Folge hatte, das Nik und Linus einen Badtrip hatten. Robin hat sich Albrecht vorgeknöpft, wozu ihn seine imaginäre Banane gebracht hatte. Am Tisch hat Robin mit Nik und Keygor Albrecht verhört. Unter dem Drogenrausch kam es dazu, dass Nik Albrecht komplett über den Tisch gezogen hat. Linus spielte dann Aliengeräusche ab, wonach Albrecht Nik über den Tisch zog und Aliensprach von sich gab.</text:p>
      <text:p text:style-name="Standard">Daraufhin rastete Keygor völlig aus und schießt beim Fluchtversuch von Albrecht mit seinem Sturmgewehr um sich. Albrecht konnte niedergestreckt werden und Nik wurde angeschossen.</text:p>
      <text:p text:style-name="Standard">Nach dem Vorfall wurden sie alle in die Ausnüchterungszelle der Polizeistation gebracht. Der Genral hat sie mit einer Verwarnung rausgebracht. Nik hat in der Waffenforschungseinrichtung die Technologie "Springen" entdeckt. Nun verhandeln sie mit der Werft die Aufrüstung ihres Schiffes für zukünftige Missionen. (Krankenstation, T3, Gat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8H37M3S</meta:editing-duration>
    <meta:editing-cycles>16</meta:editing-cycles>
    <meta:generator>OpenOffice/4.1.5$Win32 OpenOffice.org_project/415m1$Build-9789</meta:generator>
    <dc:date>2019-11-12T19:56:18.33</dc:date>
    <meta:document-statistic meta:table-count="0" meta:image-count="0" meta:object-count="0" meta:page-count="3" meta:paragraph-count="24" meta:word-count="1476" meta:character-count="10114"/>
    <meta:user-defined meta:name="Info 1"/>
    <meta:user-defined meta:name="Info 2"/>
    <meta:user-defined meta:name="Info 3"/>
    <meta:user-defined meta:name="Info 4"/>
  </office:meta>
</office:document-meta>
</file>